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ato" svg:font-family="La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2pt" officeooo:rsid="0016d03a" officeooo:paragraph-rsid="0016d03a" style:font-size-asian="12pt" style:font-size-complex="12pt"/>
    </style:style>
    <style:style style:name="P2" style:family="paragraph" style:parent-style-name="Standard">
      <style:paragraph-properties fo:text-align="center" style:justify-single-word="false"/>
      <style:text-properties style:font-name="Arial" fo:font-size="12pt" officeooo:rsid="0016d03a" officeooo:paragraph-rsid="0016d03a" style:font-size-asian="12pt" style:font-size-complex="12pt"/>
    </style:style>
    <style:style style:name="P3" style:family="paragraph" style:parent-style-name="Standard">
      <style:paragraph-properties fo:text-align="start" style:justify-single-word="false"/>
      <style:text-properties style:font-name="Arial" fo:font-size="12pt" officeooo:rsid="0016d03a" officeooo:paragraph-rsid="0016d03a" style:font-size-asian="12pt" style:font-size-complex="12pt"/>
    </style:style>
    <style:style style:name="P4" style:family="paragraph" style:parent-style-name="Standard">
      <style:paragraph-properties fo:text-align="start" style:justify-single-word="false"/>
      <style:text-properties style:font-name="Arial" fo:font-size="12pt" officeooo:rsid="0016d03a" officeooo:paragraph-rsid="00170937" style:font-size-asian="12pt" style:font-size-complex="12pt"/>
    </style:style>
    <style:style style:name="P5" style:family="paragraph" style:parent-style-name="Standard">
      <style:paragraph-properties fo:text-align="start" style:justify-single-word="false"/>
      <style:text-properties style:font-name="Arial" fo:font-size="12pt" officeooo:rsid="00170937" officeooo:paragraph-rsid="00170937" style:font-size-asian="12pt" style:font-size-complex="12pt"/>
    </style:style>
    <style:style style:name="P6" style:family="paragraph" style:parent-style-name="Standard">
      <style:text-properties fo:color="#158466" loext:opacity="100%" style:font-name="Arial" fo:font-size="12pt" officeooo:rsid="0016d03a" officeooo:paragraph-rsid="0016d03a" style:font-size-asian="12pt" style:font-size-complex="12pt"/>
    </style:style>
    <style:style style:name="P7" style:family="paragraph" style:parent-style-name="Standard">
      <style:paragraph-properties fo:text-align="start" style:justify-single-word="false"/>
      <style:text-properties fo:color="#158466" loext:opacity="100%" style:font-name="Arial" fo:font-size="12pt" officeooo:rsid="0016d03a" officeooo:paragraph-rsid="0016d03a" style:font-size-asian="12pt" style:font-size-complex="12pt"/>
    </style:style>
    <style:style style:name="P8" style:family="paragraph" style:parent-style-name="Standard">
      <style:paragraph-properties fo:text-align="start" style:justify-single-word="false"/>
      <style:text-properties fo:color="#158466" loext:opacity="100%" style:font-name="Arial" fo:font-size="12pt" officeooo:rsid="0016d03a" officeooo:paragraph-rsid="0018f5a2" style:font-size-asian="12pt" style:font-size-complex="12pt"/>
    </style:style>
    <style:style style:name="P9" style:family="paragraph" style:parent-style-name="Standard">
      <style:paragraph-properties fo:text-align="center" style:justify-single-word="false"/>
      <style:text-properties fo:color="#158466" loext:opacity="100%" style:font-name="Arial" fo:font-size="20pt" officeooo:rsid="0016d03a" officeooo:paragraph-rsid="0016d03a" style:font-size-asian="20pt" style:font-size-complex="20pt"/>
    </style:style>
    <style:style style:name="P1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style:font-name="Lato" fo:font-size="10.5pt"/>
    </style:style>
    <style:style style:name="P11" style:family="paragraph" style:parent-style-name="Text_20_body">
      <style:paragraph-properties fo:text-align="start" style:justify-single-word="false"/>
      <style:text-properties officeooo:paragraph-rsid="0016d03a"/>
    </style:style>
    <style:style style:name="T1" style:family="text">
      <style:text-properties fo:font-variant="normal" fo:text-transform="none" fo:color="#333333" loext:opacity="100%" style:font-name="Lato" fo:font-size="10.5pt" fo:letter-spacing="normal" fo:font-style="normal" fo:font-weight="bold" officeooo:rsid="0016d03a" style:font-size-asian="12pt" style:font-weight-asian="bold" style:font-size-complex="12pt" style:font-weight-complex="bold"/>
    </style:style>
    <style:style style:name="T2" style:family="text">
      <style:text-properties fo:font-variant="normal" fo:text-transform="none" fo:color="#333333" loext:opacity="100%" style:font-name="Lato" fo:font-size="10.5pt" fo:letter-spacing="normal" fo:font-style="normal" fo:font-weight="normal" officeooo:rsid="0016d03a" style:font-size-asian="12pt" style:font-size-complex="12pt"/>
    </style:style>
    <style:style style:name="T3" style:family="text">
      <style:text-properties fo:font-variant="normal" fo:text-transform="none" fo:color="#333333" loext:opacity="100%" fo:letter-spacing="normal" fo:font-style="normal" fo:font-weight="normal"/>
    </style:style>
    <style:style style:name="T4" style:family="text">
      <style:text-properties fo:color="#158466" loext:opacity="100%"/>
    </style:style>
    <style:style style:name="T5" style:family="text">
      <style:text-properties fo:color="#158466" loext:opacity="100%" officeooo:rsid="00170937"/>
    </style:style>
    <style:style style:name="T6" style:family="text">
      <style:text-properties fo:color="#158466" loext:opacity="100%" officeooo:rsid="0018f5a2"/>
    </style:style>
    <style:style style:name="T7" style:family="text">
      <style:text-properties fo:color="#158466" loext:opacity="100%" officeooo:rsid="001adb2d"/>
    </style:style>
    <style:style style:name="T8" style:family="text">
      <style:text-properties fo:color="#158466" loext:opacity="100%" officeooo:rsid="001c23ab"/>
    </style:style>
    <style:style style:name="T9" style:family="text">
      <style:text-properties officeooo:rsid="0018f5a2"/>
    </style:style>
    <style:style style:name="T10" style:family="text">
      <style:text-properties officeooo:rsid="001d0c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 to Artificial intelligence C951</text:p>
      <text:p text:style-name="P6">Trayer Harvey</text:p>
      <text:p text:style-name="P6">001341276</text:p>
      <text:p text:style-name="P6">6/13/22</text:p>
      <text:p text:style-name="P6"/>
      <text:p text:style-name="P9">Task 1 CHATBOT WriteUp</text:p>
      <text:p text:style-name="P2"/>
      <text:p text:style-name="P11"><text:span text:style-name="T1">Scenario:</text:span><text:span text:style-name="T2"> You are a career advisor working for a university that offers many degrees, including a degree in computer science. You know that there is a vast range of computing jobs and that students who are about to graduate are generally aware of their disciplinary preferences and personal strengths. The enrollment of computer science students at your university has been increasing and you can no longer meet with each of them individually to give career guidance. During a meeting of career advisors, your manager suggests that you develop a chatbot that may reduce your workload and interact with students to help them identify jobs in computing fields for which they are qualified.</text:span></text:p>
      <text:p text:style-name="P10"><text:span text:style-name="T3">You have been asked to identify five job types that require an undergraduate degree in computer science and to construct a chatbot in the Pandorabot environment. The chatbot will interact with individual students, help them identify their strengths and preferences, and help them decide which career options to consider.</text:span></text:p>
      <text:p text:style-name="P3"/>
      <text:p text:style-name="P3">A. <text:s/>Explain the functionalities of the chatbot and how they will meet the needs described in the scenario.</text:p>
      <text:p text:style-name="P3"><text:tab/><text:span text:style-name="T4">Our manager indicates that the advisory staff is overrun with new students, so I’ve been commissioned to see if any of our workflow can be automated. Through conversations with my coworkers, I’ve discovered that our time as advisors is largely taken up by students who require help filtering through into a field of interest. To that end, I’ve written a chatbot to help assist students while the human advisors are indisposed, and ideally help them solve their issues without human intervention at all. The chatbot functions as a flowchart, with questions prompted by the bot and answered by the student, to inform which leg of the flowchart to follow, ending at a suggested job choice, and external link for more information. </text:span><text:span text:style-name="T5">I’ve named them…. CareerBot.</text:span></text:p>
      <text:p text:style-name="P3"/>
      <text:p text:style-name="P3"/>
      <text:p text:style-name="P3">B. <text:s/>Identify five computing job types that your chatbot can recommend based on student interaction with the chatbot.</text:p>
      <text:p text:style-name="P4"><text:tab/><text:span text:style-name="T5">CareerBot can recognize and identify eight unique personality patterns and recommend jobs where those traits would flourish. </text:span></text:p>
      <text:p text:style-name="P4"><text:span text:style-name="T5"><text:tab/>Those jobs include:</text:span></text:p>
      <text:p text:style-name="P4"><text:span text:style-name="T5"><text:tab/><text:tab/>000 - Indie Game Developer</text:span></text:p>
      <text:p text:style-name="P4"><text:span text:style-name="T5"><text:tab/><text:tab/>001 - 3D Modeler</text:span></text:p>
      <text:p text:style-name="P4"><text:span text:style-name="T5"><text:tab/><text:tab/>010 - Design Engineer</text:span></text:p>
      <text:p text:style-name="P4"><text:span text:style-name="T5"><text:tab/><text:tab/>011 - Front End Software Developer</text:span></text:p>
      <text:p text:style-name="P4"><text:span text:style-name="T5"><text:tab/><text:tab/>100 - Data Scientist</text:span></text:p>
      <text:p text:style-name="P4"><text:span text:style-name="T5"><text:tab/><text:tab/>101 - Financial Analyst</text:span></text:p>
      <text:p text:style-name="P4"><text:span text:style-name="T5"><text:tab/><text:tab/>110 - Engineering Manager</text:span></text:p>
      <text:p text:style-name="P4"><text:span text:style-name="T5"><text:tab/><text:tab/>111 - Software Engineer</text:span></text:p>
      <text:p text:style-name="P4"><text:span text:style-name="T5"><text:tab/></text:span></text:p>
      <text:p text:style-name="P3"/>
      <text:p text:style-name="P3"/>
      <text:p text:style-name="P3"><text:soft-page-break/></text:p>
      <text:p text:style-name="P3">C. <text:s/>Provide the generated chatbot code files to support the five identified job types from part B.</text:p>
      <text:p text:style-name="P3"><text:tab/><text:span text:style-name="T4">*</text:span><text:span text:style-name="T5">included in zip file</text:span></text:p>
      <text:p text:style-name="P3"/>
      <text:p text:style-name="P3"/>
      <text:p text:style-name="P3"/>
      <text:p text:style-name="P3">D. <text:s/>Explain how the chatbot training cases were selected and how you used artificial intelligence markup language (AIML) to enhance the functionality of the chatbot. Provide examples of the chatbot’s functionality that represent the selected cases at the end of the training process in support of your explanation.</text:p>
      <text:p text:style-name="P3"><text:tab/><text:span text:style-name="T5">CareerBot asks the user three questions with two options for each question, thus leading the user to one of eight possible career suggestions. If we treat each option as a binary decision, each career can be indicated with a string of three binary numbers from 000 to 111 (see Section B). To test the bot, I ran through all eight answer combinations and ensured they went to their corresponding careers, and fixed any mismatches I came across.</text:span></text:p>
      <text:p text:style-name="P3"><text:span text:style-name="T5"><text:tab/>For example:</text:span></text:p>
      <text:p text:style-name="P5"><text:span text:style-name="T4">The questions asked are the users</text:span></text:p>
      <text:p text:style-name="P5"><text:span text:style-name="T4"><text:tab/>1 preference for code</text:span></text:p>
      <text:p text:style-name="P5"><text:span text:style-name="T4"><text:tab/>2 preference for math<text:tab/></text:span></text:p>
      <text:p text:style-name="P5"><text:span text:style-name="T4"><text:tab/>3 preference for control</text:span></text:p>
      <text:p text:style-name="P5"><text:span text:style-name="T4"><text:tab/>If someone has a preference for code, math, and control, the career advised is Data Scientist, a math-heavy, code-intensive, control-oriented career. If someone has a preference for design over code, no math, and instruction over control, they’re funneled into the Front End developer career suggestion, where visuals and following client suggestions are valued. </text:span></text:p>
      <text:p text:style-name="P5"><text:span text:style-name="T4"><text:tab/>AIML was used to better simulate a text conversation with a human, rather than filling out questions on a form or in an app.</text:span></text:p>
      <text:p text:style-name="P7"/>
      <text:p text:style-name="P3"/>
      <text:p text:style-name="P3"/>
      <text:p text:style-name="P3">E. <text:s/>Create an installation manual for the chatbot that includes the web link to access the live chatbot in the Pandorabot platform.</text:p>
      <text:p text:style-name="P3"><text:tab/><text:span text:style-name="T6">PreReqs: a pandorabots.com account</text:span></text:p>
      <text:p text:style-name="P7"><text:tab/>-<text:span text:style-name="T9">Navigate to PandoraBots.com and create a new bot</text:span></text:p>
      <text:p text:style-name="P7"><text:tab/>-<text:span text:style-name="T9">Navigate to the code editor of the new bot and open the AIML folder</text:span></text:p>
      <text:p text:style-name="P7"><text:tab/>-<text:span text:style-name="T9">There should be a </text:span><text:span text:style-name="T10">link called File</text:span></text:p>
      <text:p text:style-name="P8"><text:tab/>-<text:span text:style-name="T10">Upload the included codebase labeled careerbot</text:span></text:p>
      <text:p text:style-name="P8"><text:tab/><text:tab/>-<text:span text:style-name="T10">ignore the warnings and overwrite the files</text:span></text:p>
      <text:p text:style-name="P8"><text:tab/>-<text:span text:style-name="T9">Compile/Save</text:span></text:p>
      <text:p text:style-name="P8"><text:tab/>-<text:span text:style-name="T9">Press the icon in the bottom right of the screen to demo careerbot. </text:span></text:p>
      <text:p text:style-name="P8"><text:span text:style-name="T9"><text:tab/>-Type ‘Hi’ to start the prompt and navigate through the options</text:span></text:p>
      <text:p text:style-name="P3"/>
      <text:p text:style-name="P3"/>
      <text:p text:style-name="P3"/>
      <text:p text:style-name="P3"/>
      <text:p text:style-name="P3"/>
      <text:p text:style-name="P3"/>
      <text:p text:style-name="P3"/>
      <text:p text:style-name="P3"/>
      <text:p text:style-name="P3"><text:soft-page-break/>F. <text:s/>Assess the strengths and weaknesses of the chatbot development environment and explain how they supported or impeded the construction of the chatbot.</text:p>
      <text:p text:style-name="P3"><text:tab/><text:span text:style-name="T6">The environment for pandorabots and AIML in general is fine, very vanilla. The syntax is based on </text:span><text:span text:style-name="T8">XML </text:span><text:span text:style-name="T6">therefore its very similar visually to </text:span><text:span text:style-name="T8">HTML</text:span><text:span text:style-name="T6">. This makes it easy to create something that you can interact with with very little introduction (especially if the writer has a web design background). The instant chatbot feature to test alongside coding is helpful as well. </text:span></text:p>
      <text:p text:style-name="P3"><text:span text:style-name="T6"><text:tab/>The limits of the format become clear if the task becomes complex enough. The user can only interact with one aspect of any given quiz or test at a time, and navigation is limited to picking the response that leads to that text, instead of just navigating to the text itself. </text:span></text:p>
      <text:p text:style-name="P3"><text:span text:style-name="T6"><text:tab/>This chatbot is great for answering and digesting single inputs of text at a time, but it’s not a human Advisor and should not be considered a full replacement to one, merely a supplemental service.</text:span></text:p>
      <text:p text:style-name="P3"/>
      <text:p text:style-name="P3"/>
      <text:p text:style-name="P3">G. <text:s/>Explain how the chatbot will be monitored and maintained to improve the final user experience.</text:p>
      <text:p text:style-name="P3"><text:tab/><text:span text:style-name="T6">The effectiveness of the chatbot will be monitored based on the criteria for which is was designed. Namely, if the </text:span><text:span text:style-name="T7">swell of students going to advisory meetings diminishes post-bot release, then we can be reasonably assured that it’s working as intended. However, if the number of students does not abate, more studies will have to be performed to see what students need help with that chatbot cannot provide. CareerBot can ultimately become one aspect of a full AdvisorBot. </text:span><text:span text:style-name="T8">Maintenance of the bot in it’s current state can be performed by me to ensure the user experience is improved via an ongoing remove of bugs, however as the scope of the bot increases over time, more resources and possibly employees will need to be allocated to bot maintenance. </text:span></text:p>
      <text:p text:style-name="P3"><text:span text:style-name="T8"><text:tab/>If the administration will allocate proper resources (read: pay us proper and fair wages) to this project over time, then users will experience better advice and fewer bugs over time, and the Advisory department will be free to assist where they’re most needed. </text:span></text:p>
      <text:p text:style-name="P3"/>
      <text:p text:style-name="P3"/>
      <text:p text:style-name="P3">H. <text:s/>Provide a Panopto video recording that includes a verbal summary of the capabilities of your chatbot and an example of human interaction with the chatbot in which it provides meaningful career advice.</text:p>
      <text:p text:style-name="P3"><text:tab/><text:span text:style-name="T4">https://wgu.hosted.panopto.com/Panopto/Pages/Viewer.aspx?id=2e1d5f55-c9dd-405d-a9b1-aeb30162e22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ato" svg:font-family="La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3T13:13:11.759000000</meta:creation-date>
    <dc:date>2022-06-13T14:51:35.607000000</dc:date>
    <meta:editing-duration>PT49M21S</meta:editing-duration>
    <meta:editing-cycles>2</meta:editing-cycles>
    <meta:generator>LibreOffice/7.2.4.1$Windows_X86_64 LibreOffice_project/27d75539669ac387bb498e35313b970b7fe9c4f9</meta:generator>
    <meta:document-statistic meta:table-count="0" meta:image-count="0" meta:object-count="0" meta:page-count="3" meta:paragraph-count="51" meta:word-count="1117" meta:character-count="6887" meta:non-whitespace-character-count="5760"/>
  </office:meta>
</office:document-meta>
</file>